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D60000033EFFEF8A79FA9B6AAD.png" manifest:media-type="image/png"/>
  <manifest:file-entry manifest:full-path="Pictures/1000827800003094000055C8CD33E7429A292C3B.svg" manifest:media-type="image/svg+xml"/>
  <manifest:file-entry manifest:full-path="Pictures/100002010000019B000002D6C9E84D5E49CCE04D.png" manifest:media-type="image/png"/>
  <manifest:file-entry manifest:full-path="Pictures/10000201000002C3000002C34CF317DA8D4C3D69.png" manifest:media-type="image/png"/>
  <manifest:file-entry manifest:full-path="Pictures/10000416000069F0000069F0CF3F391D6A5B7DF6.svg" manifest:media-type="image/svg+xml"/>
  <manifest:file-entry manifest:full-path="Pictures/10004EFE00002A7E00004B090C47F4DACC1DC204.svg" manifest:media-type="image/svg+xml"/>
  <manifest:file-entry manifest:full-path="Pictures/100006FE000069F0000069F04089EB8870BA874F.svg" manifest:media-type="image/svg+xml"/>
  <manifest:file-entry manifest:full-path="Pictures/1000020100000188000001268092101254B27EE9.png" manifest:media-type="image/png"/>
  <manifest:file-entry manifest:full-path="Pictures/10000201000002C3000002C36F73C26AF5FF6AED.png" manifest:media-type="image/png"/>
  <manifest:file-entry manifest:full-path="Pictures/10003FE40000288F00001E63C3BF1ACF887B92F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1.241cm" fo:min-width="3.785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53cm" svg:stroke-color="#1c1c1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1c1c1c" draw:marker-start-width="0.279cm" draw:marker-end-width="0.279cm" draw:fill="none" draw:textarea-horizontal-align="justify" draw:textarea-vertical-align="middle" draw:auto-grow-height="false" fo:min-height="0.559cm" fo:min-width="0.309cm" fo:padding-top="0.151cm" fo:padding-bottom="0.151cm" fo:padding-left="0.276cm" fo:padding-right="0.276cm"/>
    </style:style>
    <style:style style:name="gr5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2.163cm" fo:min-width="7.501cm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53cm" svg:stroke-color="#1c1c1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svg:stroke-width="0.053cm" svg:stroke-color="#1c1c1c" draw:marker-start-width="0.279cm" draw:marker-end-width="0.279cm" draw:fill="none" draw:textarea-horizontal-align="justify" draw:textarea-vertical-align="middle" draw:auto-grow-height="false" fo:min-height="0.507cm" fo:min-width="0.257cm" fo:padding-top="0.151cm" fo:padding-bottom="0.151cm" fo:padding-left="0.276cm" fo:padding-right="0.276cm"/>
    </style:style>
    <style:style style:name="gr9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2.083cm" fo:min-width="7.421cm" fo:padding-top="0.165cm" fo:padding-bottom="0.165cm" fo:padding-left="0.29cm" fo:padding-right="0.29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1c1c1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color="#1c1c1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code.svg" draw:style-name="gr1" draw:text-style-name="P1" xml:id="id1" draw:id="id1" draw:layer="layout" svg:width="1.793cm" svg:height="1.793cm" svg:x="1.743cm" svg:y="7.178cm">
          <draw:image xlink:href="Pictures/10000416000069F0000069F0CF3F391D6A5B7DF6.svg" xlink:type="simple" xlink:show="embed" xlink:actuate="onLoad" loext:mime-type="image/svg+xml">
            <text:p/>
          </draw:image>
          <draw:image xlink:href="Pictures/10000201000002C3000002C34CF317DA8D4C3D69.png" xlink:type="simple" xlink:show="embed" xlink:actuate="onLoad" loext:mime-type="image/png"/>
          <svg:title>code icon</svg:title>
          <svg:desc>code icon from the IconExperience.com O-Collection. Copyright by INCORS GmbH (www.incors.com).</svg:desc>
        </draw:frame>
        <draw:custom-shape draw:style-name="gr2" draw:text-style-name="P3" xml:id="id2" draw:id="id2" draw:layer="layout" svg:width="4.445cm" svg:height="1.651cm" svg:x="5.934cm" svg:y="7.249cm">
          <text:p text:style-name="P2"><text:span text:style-name="T1">Me</text:span><text:span text:style-name="T1">rg</text:span><text:span text:style-name="T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3.536cm" svg:y1="8.074cm" svg:x2="5.934cm" svg:y2="8.074cm" draw:start-shape="id1" draw:start-glue-point="1" draw:end-shape="id2" draw:end-glue-point="3" svg:d="M3536 8074h2398" svg:viewBox="0 0 2399 1">
          <text:p/>
        </draw:connector>
        <draw:custom-shape draw:style-name="gr2" draw:text-style-name="P3" xml:id="id4" draw:id="id4" draw:layer="layout" svg:width="4.445cm" svg:height="1.651cm" svg:x="5.935cm" svg:y="10.143cm">
          <text:p text:style-name="P2"><text:span text:style-name="T1">Me</text:span><text:span text:style-name="T1">rg</text:span><text:span text:style-name="T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3.537cm" svg:y1="9.967cm" svg:x2="5.935cm" svg:y2="10.968cm" draw:start-shape="id3" draw:start-glue-point="1" draw:end-shape="id4" draw:end-glue-point="3" svg:d="M3537 9967h1178v1001h1220" svg:viewBox="0 0 2399 1002">
          <text:p/>
        </draw:connector>
        <draw:frame draw:name="code.svg" draw:style-name="gr1" draw:text-style-name="P1" xml:id="id5" draw:id="id5" draw:layer="layout" svg:width="1.793cm" svg:height="1.793cm" svg:x="1.745cm" svg:y="12.978cm">
          <draw:image xlink:href="Pictures/10000416000069F0000069F0CF3F391D6A5B7DF6.svg" xlink:type="simple" xlink:show="embed" xlink:actuate="onLoad" loext:mime-type="image/svg+xml">
            <text:p/>
          </draw:image>
          <draw:image xlink:href="Pictures/10000201000002C3000002C34CF317DA8D4C3D69.png" xlink:type="simple" xlink:show="embed" xlink:actuate="onLoad" loext:mime-type="image/png"/>
          <svg:title>code icon</svg:title>
          <svg:desc>code icon from the IconExperience.com O-Collection. Copyright by INCORS GmbH (www.incors.com).</svg:desc>
        </draw:frame>
        <draw:custom-shape draw:style-name="gr2" draw:text-style-name="P3" xml:id="id6" draw:id="id6" draw:layer="layout" svg:width="4.445cm" svg:height="1.651cm" svg:x="5.936cm" svg:y="13.049cm">
          <text:p text:style-name="P2"><text:span text:style-name="T1">M</text:span><text:span text:style-name="T1">ut</text:span><text:span text:style-name="T1">at</text:span><text:span text:style-name="T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3.538cm" svg:y1="13.874cm" svg:x2="5.936cm" svg:y2="13.874cm" draw:start-shape="id5" draw:start-glue-point="1" draw:end-shape="id6" draw:end-glue-point="3" svg:d="M3538 13874h2398" svg:viewBox="0 0 2399 1">
          <text:p/>
        </draw:connector>
        <draw:g>
          <draw:frame draw:name="code.svg" draw:style-name="gr1" draw:text-style-name="P1" xml:id="id3" draw:id="id3" draw:layer="layout" svg:width="1.793cm" svg:height="1.793cm" svg:x="1.744cm" svg:y="9.071cm">
            <draw:image xlink:href="Pictures/10000416000069F0000069F0CF3F391D6A5B7DF6.svg" xlink:type="simple" xlink:show="embed" xlink:actuate="onLoad" loext:mime-type="image/svg+xml">
              <text:p/>
            </draw:image>
            <draw:image xlink:href="Pictures/10000201000002C3000002C34CF317DA8D4C3D69.png" xlink:type="simple" xlink:show="embed" xlink:actuate="onLoad" loext:mime-type="image/png"/>
            <svg:title>code icon</svg:title>
            <svg:desc>code icon from the IconExperience.com O-Collection. Copyright by INCORS GmbH (www.incors.com).</svg:desc>
          </draw:frame>
          <draw:frame draw:name="code.svg" draw:style-name="gr1" draw:text-style-name="P1" xml:id="id7" draw:id="id7" draw:layer="layout" svg:width="1.793cm" svg:height="1.793cm" svg:x="1.745cm" svg:y="11.072cm">
            <draw:image xlink:href="Pictures/10000416000069F0000069F0CF3F391D6A5B7DF6.svg" xlink:type="simple" xlink:show="embed" xlink:actuate="onLoad" loext:mime-type="image/svg+xml">
              <text:p/>
            </draw:image>
            <draw:image xlink:href="Pictures/10000201000002C3000002C34CF317DA8D4C3D69.png" xlink:type="simple" xlink:show="embed" xlink:actuate="onLoad" loext:mime-type="image/png"/>
            <svg:title>code icon</svg:title>
            <svg:desc>code icon from the IconExperience.com O-Collection. Copyright by INCORS GmbH (www.incors.com).</svg:desc>
          </draw:frame>
        </draw:g>
        <draw:connector draw:style-name="gr3" draw:text-style-name="P4" draw:layer="layout" svg:x1="3.538cm" svg:y1="11.968cm" svg:x2="5.935cm" svg:y2="10.968cm" draw:start-shape="id7" draw:start-glue-point="1" draw:end-shape="id4" draw:end-glue-point="3" svg:d="M3538 11968h1178v-1000h1219" svg:viewBox="0 0 2398 1001">
          <text:p/>
        </draw:connector>
        <draw:custom-shape draw:style-name="gr2" draw:text-style-name="P3" xml:id="id8" draw:id="id8" draw:layer="layout" svg:width="4.445cm" svg:height="1.651cm" svg:x="11.935cm" svg:y="13.049cm">
          <text:p text:style-name="P2"><text:span text:style-name="T1">Mer</text:span><text:span text:style-name="T1">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data_table.svg" draw:style-name="gr1" draw:text-style-name="P1" xml:id="id9" draw:id="id9" draw:layer="layout" svg:width="2.28cm" svg:height="2.28cm" svg:x="17.999cm" svg:y="12.734cm">
          <draw:image xlink:href="Pictures/100006FE000069F0000069F04089EB8870BA874F.svg" xlink:type="simple" xlink:show="embed" xlink:actuate="onLoad" loext:mime-type="image/svg+xml">
            <text:p/>
          </draw:image>
          <draw:image xlink:href="Pictures/10000201000002C3000002C36F73C26AF5FF6AED.png" xlink:type="simple" xlink:show="embed" xlink:actuate="onLoad" loext:mime-type="image/png"/>
          <svg:title>data_table icon</svg:title>
          <svg:desc>data_table icon from the IconExperience.com O-Collection. Copyright by INCORS GmbH (www.incors.com).</svg:desc>
        </draw:frame>
        <draw:frame draw:name="data_table.svg" draw:style-name="gr1" draw:text-style-name="P1" xml:id="id10" draw:id="id10" draw:layer="layout" svg:width="2.28cm" svg:height="2.28cm" svg:x="17.999cm" svg:y="9.828cm">
          <draw:image xlink:href="Pictures/100006FE000069F0000069F04089EB8870BA874F.svg" xlink:type="simple" xlink:show="embed" xlink:actuate="onLoad" loext:mime-type="image/svg+xml">
            <text:p/>
          </draw:image>
          <draw:image xlink:href="Pictures/10000201000002C3000002C36F73C26AF5FF6AED.png" xlink:type="simple" xlink:show="embed" xlink:actuate="onLoad" loext:mime-type="image/png"/>
          <svg:title>data_table icon</svg:title>
          <svg:desc>data_table icon from the IconExperience.com O-Collection. Copyright by INCORS GmbH (www.incors.com).</svg:desc>
        </draw:frame>
        <draw:frame draw:name="data_table.svg" draw:style-name="gr1" draw:text-style-name="P1" xml:id="id11" draw:id="id11" draw:layer="layout" svg:width="2.28cm" svg:height="2.28cm" svg:x="17.999cm" svg:y="6.934cm">
          <draw:image xlink:href="Pictures/100006FE000069F0000069F04089EB8870BA874F.svg" xlink:type="simple" xlink:show="embed" xlink:actuate="onLoad" loext:mime-type="image/svg+xml">
            <text:p/>
          </draw:image>
          <draw:image xlink:href="Pictures/10000201000002C3000002C36F73C26AF5FF6AED.png" xlink:type="simple" xlink:show="embed" xlink:actuate="onLoad" loext:mime-type="image/png"/>
          <svg:title>data_table icon</svg:title>
          <svg:desc>data_table icon from the IconExperience.com O-Collection. Copyright by INCORS GmbH (www.incors.com).</svg:desc>
        </draw:frame>
        <draw:connector draw:style-name="gr3" draw:text-style-name="P4" draw:layer="layout" svg:x1="16.38cm" svg:y1="13.874cm" svg:x2="17.999cm" svg:y2="13.874cm" draw:start-shape="id8" draw:start-glue-point="1" draw:end-shape="id9" draw:end-glue-point="3" svg:d="M16380 13874h1619" svg:viewBox="0 0 1620 1">
          <text:p/>
        </draw:connector>
        <draw:connector draw:style-name="gr3" draw:text-style-name="P4" draw:layer="layout" svg:x1="10.38cm" svg:y1="10.968cm" svg:x2="17.999cm" svg:y2="10.968cm" draw:start-shape="id4" draw:start-glue-point="1" draw:end-shape="id10" svg:d="M10380 10968h7619" svg:viewBox="0 0 7620 1">
          <text:p/>
        </draw:connector>
        <draw:connector draw:style-name="gr3" draw:text-style-name="P4" draw:layer="layout" svg:x1="10.379cm" svg:y1="8.074cm" svg:x2="17.999cm" svg:y2="8.074cm" draw:start-shape="id2" draw:start-glue-point="1" draw:end-shape="id11" draw:end-glue-point="3" svg:d="M10379 8074h7620" svg:viewBox="0 0 7621 1">
          <text:p/>
        </draw:connector>
        <draw:custom-shape draw:style-name="gr4" draw:text-style-name="P3" draw:layer="layout" svg:width="1.143cm" svg:height="1.143cm" svg:x="8.673cm" svg:y="4.002cm">
          <text:p text:style-name="P2"><text:span text:style-name="T1">.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43cm" svg:height="1.143cm" svg:x="10.072cm" svg:y="4.001cm">
          <text:p text:style-name="P2"><text:span text:style-name="T1">.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43cm" svg:height="1.143cm" svg:x="11.471cm" svg:y="4cm">
          <text:p text:style-name="P2"><text:span text:style-name="T1">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43cm" svg:height="1.143cm" svg:x="12.87cm" svg:y="3.999cm">
          <text:p text:style-name="P2"><text:span text:style-name="T1">.7</text:span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43cm" svg:height="1.143cm" svg:x="14.269cm" svg:y="3.998cm">
          <text:p text:style-name="P2"><text:span text:style-name="T1">1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8.001cm" svg:height="2.413cm" svg:x="8.042cm" svg:y="3.365cm">
          <draw:glue-point draw:id="4" svg:x="-2.76cm" svg:y="5.002cm"/>
          <draw:glue-point draw:id="5" svg:x="2.635cm" svg:y="5.002cm"/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9.834cm" svg:y1="5.777cm" svg:x2="8.156cm" svg:y2="7.249cm" draw:start-shape="id12" draw:start-glue-point="4" draw:end-shape="id2" draw:end-glue-point="0" svg:d="M9834 5777v736h-1678v736" svg:viewBox="0 0 1679 1473">
          <text:p/>
        </draw:connector>
        <draw:connector draw:style-name="gr6" draw:text-style-name="P4" draw:layer="layout" draw:line-skew="1.501cm" svg:x1="12.042cm" svg:y1="5.778cm" svg:x2="8.157cm" svg:y2="10.143cm" draw:start-shape="id12" draw:start-glue-point="2" draw:end-shape="id4" draw:end-glue-point="0" svg:d="M12042 5778v3683h-3885v682" svg:viewBox="0 0 3886 4366">
          <text:p/>
        </draw:connector>
        <draw:connector draw:style-name="gr6" draw:text-style-name="P4" draw:layer="layout" draw:line-skew="2.588cm" svg:x1="14.15cm" svg:y1="5.777cm" svg:x2="14.157cm" svg:y2="13.049cm" draw:start-shape="id12" draw:start-glue-point="5" draw:end-shape="id8" draw:end-glue-point="0" svg:d="M14150 5777v6224h7v1048" svg:viewBox="0 0 8 7273">
          <text:p/>
        </draw:connector>
        <draw:connector draw:style-name="gr3" draw:text-style-name="P4" draw:layer="layout" svg:x1="10.381cm" svg:y1="13.874cm" svg:x2="11.935cm" svg:y2="13.874cm" draw:start-shape="id6" draw:start-glue-point="1" draw:end-shape="id8" draw:end-glue-point="3" svg:d="M10381 13874h1554" svg:viewBox="0 0 1555 1">
          <text:p/>
        </draw:connector>
        <draw:frame draw:style-name="gr7" draw:text-style-name="P5" draw:layer="layout" svg:width="3.556cm" svg:height="1.673cm" svg:x="0.789cm" svg:y="5.594cm">
          <draw:text-box>
            <text:p text:style-name="P2">Selected</text:p>
            <text:p text:style-name="P2">Grammars</text:p>
          </draw:text-box>
        </draw:frame>
        <draw:custom-shape draw:style-name="gr8" draw:text-style-name="P3" draw:layer="layout" svg:width="1.143cm" svg:height="1.143cm" svg:x="4.773cm" svg:y="17.002cm">
          <text:p text:style-name="P2"><text:span text:style-name="T1">.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143cm" svg:height="1.143cm" svg:x="6.172cm" svg:y="17.001cm">
          <text:p text:style-name="P2"><text:span text:style-name="T1">.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143cm" svg:height="1.143cm" svg:x="7.571cm" svg:y="17cm">
          <text:p text:style-name="P2"><text:span text:style-name="T1">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143cm" svg:height="1.143cm" svg:x="8.97cm" svg:y="16.999cm">
          <text:p text:style-name="P2"><text:span text:style-name="T1">.7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143cm" svg:height="1.143cm" svg:x="10.369cm" svg:y="16.998cm">
          <text:p text:style-name="P2"><text:span text:style-name="T1">1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3" draw:id="id13" draw:layer="layout" svg:width="8.001cm" svg:height="2.413cm" svg:x="4.142cm" svg:y="16.365cm">
          <draw:glue-point draw:id="4" svg:x="-2.76cm" svg:y="5.002cm"/>
          <draw:glue-point draw:id="5" svg:x="2.635cm" svg:y="5.002cm"/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8.142cm" svg:y1="16.365cm" svg:x2="8.158cm" svg:y2="14.7cm" draw:start-shape="id13" draw:start-glue-point="0" draw:end-shape="id6" draw:end-glue-point="2" svg:d="M8142 16365v-833h16v-832" svg:viewBox="0 0 17 1666">
          <text:p/>
        </draw:connector>
      </draw:page>
      <draw:page draw:name="page2" draw:style-name="dp1" draw:master-page-name="Default">
        <draw:frame draw:style-name="gr1" draw:text-style-name="P1" draw:layer="layout" svg:width="10.382cm" svg:height="7.778cm" svg:x="5.61cm" svg:y="10.065cm">
          <draw:image xlink:href="Pictures/10003FE40000288F00001E63C3BF1ACF887B92F3.svg" xlink:type="simple" xlink:show="embed" xlink:actuate="onLoad" loext:mime-type="image/svg+xml">
            <text:p/>
          </draw:image>
          <draw:image xlink:href="Pictures/1000020100000188000001268092101254B27EE9.png" xlink:type="simple" xlink:show="embed" xlink:actuate="onLoad" loext:mime-type="image/png"/>
        </draw:frame>
      </draw:page>
      <draw:page draw:name="page3" draw:style-name="dp1" draw:master-page-name="Default">
        <draw:frame draw:style-name="gr10" draw:text-style-name="P2" draw:layer="layout" svg:width="10.877cm" svg:height="19.208cm" svg:x="5.362cm" svg:y="4.35cm">
          <draw:image xlink:href="Pictures/10004EFE00002A7E00004B090C47F4DACC1DC204.svg" xlink:type="simple" xlink:show="embed" xlink:actuate="onLoad" loext:mime-type="image/svg+xml">
            <text:p/>
          </draw:image>
          <draw:image xlink:href="Pictures/100002010000019B000002D6C9E84D5E49CCE04D.png" xlink:type="simple" xlink:show="embed" xlink:actuate="onLoad" loext:mime-type="image/png"/>
        </draw:frame>
      </draw:page>
      <draw:page draw:name="page4" draw:style-name="dp1" draw:master-page-name="Default">
        <draw:frame draw:style-name="gr10" draw:text-style-name="P2" draw:layer="layout" svg:width="12.435cm" svg:height="21.959cm" svg:x="4.583cm" svg:y="2.974cm">
          <draw:image xlink:href="Pictures/1000827800003094000055C8CD33E7429A292C3B.svg" xlink:type="simple" xlink:show="embed" xlink:actuate="onLoad" loext:mime-type="image/svg+xml">
            <text:p/>
          </draw:image>
          <draw:image xlink:href="Pictures/10000201000001D60000033EFFEF8A79FA9B6AAD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4T02:24:27.553360716</meta:creation-date>
    <dc:date>2019-08-08T05:41:01.949480462</dc:date>
    <meta:editing-duration>P1DT7H48M40S</meta:editing-duration>
    <meta:editing-cycles>3</meta:editing-cycles>
    <meta:generator>LibreOffice/6.2.5.2$Linux_X86_64 LibreOffice_project/20$Build-2</meta:generator>
    <meta:document-statistic meta:object-count="40"/>
  </office:meta>
</office:document-meta>
</file>